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cccccc" draw:textarea-horizontal-align="justify" draw:textarea-vertical-align="middle" draw:auto-grow-height="false" fo:min-height="0cm" fo:min-width="0cm" fo:padding-top="0.15cm" fo:padding-bottom="0.15cm" fo:padding-left="0.275cm" fo:padding-right="0.275cm" draw:shadow-offset-x="0.203cm" draw:shadow-offset-y="0.20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cm"/>
    </style:style>
    <style:style style:name="gr7" style:family="graphic" style:parent-style-name="objectwithoutfill">
      <style:graphic-properties svg:stroke-width="0.051cm" draw:marker-start-width="0.355cm" draw:marker-end="Rounded_20_short_20_Arrow" draw:marker-end-width="0.33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45cm"/>
    </style:style>
    <style:style style:name="gr9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cccccc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9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83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8.554cm" svg:height="8.554cm" svg:x="1.026cm" svg:y="10.06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4701.25073056692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onnector draw:style-name="gr2" draw:text-style-name="P1" draw:layer="layout" draw:type="line" svg:x1="5.303cm" svg:y1="10.067cm" svg:x2="5.303cm" svg:y2="10.067cm" draw:start-shape="id1" draw:start-glue-point="4" draw:end-shape="id1" svg:d="M5303 10067z">
          <text:p/>
        </draw:connector>
        <draw:line draw:style-name="gr3" draw:text-style-name="P1" draw:layer="layout" svg:x1="5.337cm" svg:y1="10.077cm" svg:x2="5.337cm" svg:y2="11.957cm">
          <text:p/>
        </draw:line>
        <draw:line draw:style-name="gr3" draw:text-style-name="P1" draw:layer="layout" svg:x1="5.325cm" svg:y1="16.748cm" svg:x2="5.325cm" svg:y2="18.628cm">
          <text:p/>
        </draw:line>
        <draw:line draw:style-name="gr3" draw:text-style-name="P1" draw:layer="layout" svg:x1="1.007cm" svg:y1="14.284cm" svg:x2="2.861cm" svg:y2="14.284cm">
          <text:p/>
        </draw:line>
        <draw:line draw:style-name="gr3" draw:text-style-name="P1" draw:layer="layout" svg:x1="7.707cm" svg:y1="14.284cm" svg:x2="9.561cm" svg:y2="14.284cm">
          <text:p/>
        </draw:line>
        <draw:line draw:style-name="gr3" draw:text-style-name="P1" draw:layer="layout" svg:x1="7.151cm" svg:y1="12.765cm" svg:x2="8.489cm" svg:y2="11.428cm">
          <text:p/>
        </draw:line>
        <draw:line draw:style-name="gr3" draw:text-style-name="P1" draw:layer="layout" svg:x1="2.23cm" svg:y1="17.391cm" svg:x2="3.559cm" svg:y2="16.062cm">
          <text:p/>
        </draw:line>
        <draw:line draw:style-name="gr3" draw:text-style-name="P1" draw:layer="layout" svg:x1="8.427cm" svg:y1="17.299cm" svg:x2="7.089cm" svg:y2="15.962cm">
          <text:p/>
        </draw:line>
        <draw:line draw:style-name="gr3" draw:text-style-name="P1" draw:layer="layout" svg:x1="3.627cm" svg:y1="12.599cm" svg:x2="2.289cm" svg:y2="11.262cm">
          <text:p/>
        </draw:line>
        <draw:frame draw:style-name="gr4" draw:text-style-name="P2" draw:layer="layout" svg:width="1.768cm" svg:height="0.962cm" svg:x="5.185cm" svg:y="12.132cm">
          <draw:text-box>
            <text:p><text:span text:style-name="T1">idx: 0</text:span></text:p>
          </draw:text-box>
        </draw:frame>
        <draw:frame draw:style-name="gr4" draw:text-style-name="P2" draw:layer="layout" svg:width="1.768cm" svg:height="0.962cm" svg:x="6.077cm" svg:y="13.271cm">
          <draw:text-box>
            <text:p><text:span text:style-name="T1">idx: 1</text:span></text:p>
          </draw:text-box>
        </draw:frame>
        <draw:frame draw:style-name="gr4" draw:text-style-name="P2" draw:layer="layout" svg:width="1.768cm" svg:height="0.962cm" svg:x="6.097cm" svg:y="14.63cm">
          <draw:text-box>
            <text:p><text:span text:style-name="T1">idx: 2</text:span></text:p>
          </draw:text-box>
        </draw:frame>
        <draw:frame draw:style-name="gr4" draw:text-style-name="P2" draw:layer="layout" svg:width="1.768cm" svg:height="0.962cm" svg:x="5.334cm" svg:y="15.636cm">
          <draw:text-box>
            <text:p><text:span text:style-name="T1">idx: 3</text:span></text:p>
          </draw:text-box>
        </draw:frame>
        <draw:frame draw:style-name="gr4" draw:text-style-name="P2" draw:layer="layout" svg:width="1.768cm" svg:height="0.962cm" svg:x="3.686cm" svg:y="15.762cm">
          <draw:text-box>
            <text:p><text:span text:style-name="T1">idx: 4</text:span></text:p>
          </draw:text-box>
        </draw:frame>
        <draw:frame draw:style-name="gr4" draw:text-style-name="P2" draw:layer="layout" svg:width="1.768cm" svg:height="0.962cm" svg:x="2.822cm" svg:y="14.655cm">
          <draw:text-box>
            <text:p><text:span text:style-name="T1">idx: 5</text:span></text:p>
          </draw:text-box>
        </draw:frame>
        <draw:frame draw:style-name="gr4" draw:text-style-name="P2" draw:layer="layout" svg:width="1.768cm" svg:height="0.962cm" svg:x="2.791cm" svg:y="13.345cm">
          <draw:text-box>
            <text:p><text:span text:style-name="T1">idx: 6</text:span></text:p>
          </draw:text-box>
        </draw:frame>
        <draw:frame draw:style-name="gr4" draw:text-style-name="P2" draw:layer="layout" svg:width="1.768cm" svg:height="0.962cm" svg:x="3.633cm" svg:y="12.164cm">
          <draw:text-box>
            <text:p><text:span text:style-name="T1">idx: 7</text:span></text:p>
          </draw:text-box>
        </draw:frame>
        <draw:frame draw:style-name="gr5" draw:text-style-name="P3" draw:layer="layout" svg:width="0.853cm" svg:height="1.305cm" svg:x="3.641cm" svg:y="10.754cm">
          <draw:text-box>
            <text:p><text:span text:style-name="T2">3</text:span></text:p>
          </draw:text-box>
        </draw:frame>
        <draw:frame draw:style-name="gr5" draw:text-style-name="P3" draw:layer="layout" svg:width="0.853cm" svg:height="1.305cm" svg:x="6.142cm" svg:y="10.855cm">
          <draw:text-box>
            <text:p><text:span text:style-name="T2">8</text:span></text:p>
          </draw:text-box>
        </draw:frame>
        <draw:frame draw:style-name="gr5" draw:text-style-name="P3" draw:layer="layout" svg:width="0.853cm" svg:height="1.305cm" svg:x="7.943cm" svg:y="12.656cm">
          <draw:text-box>
            <text:p><text:span text:style-name="T2">5</text:span></text:p>
          </draw:text-box>
        </draw:frame>
        <draw:frame draw:style-name="gr6" draw:text-style-name="P2" draw:layer="layout" svg:width="3.33cm" svg:height="0.806cm" svg:x="8.842cm" svg:y="11.195cm">
          <draw:text-box>
            <text:p><text:span text:style-name="T1">Head (idx: 1)</text:span></text:p>
          </draw:text-box>
        </draw:frame>
        <draw:line draw:style-name="gr7" draw:text-style-name="P1" draw:layer="layout" svg:x1="10.478cm" svg:y1="12.1cm" svg:x2="9.349cm" svg:y2="12.76cm">
          <text:p/>
        </draw:line>
        <draw:line draw:style-name="gr7" draw:text-style-name="P1" draw:layer="layout" svg:x1="0.471cm" svg:y1="11.765cm" svg:x2="1.341cm" svg:y2="12.426cm">
          <text:p/>
        </draw:line>
        <draw:frame draw:style-name="gr8" draw:text-style-name="P2" draw:layer="layout" svg:width="2.945cm" svg:height="0.806cm" svg:x="-0.939cm" svg:y="10.749cm">
          <draw:text-box>
            <text:p><text:span text:style-name="T1">Tail (idx: 6)</text:span></text:p>
          </draw:text-box>
        </draw:frame>
        <draw:rect draw:style-name="gr9" draw:text-style-name="P4" draw:layer="layout" svg:width="1.395cm" svg:height="1.817cm" svg:x="12.344cm" svg:y="15.31cm">
          <text:p text:style-name="P1"><text:span text:style-name="T2">8</text:span></text:p>
        </draw:rect>
        <draw:rect draw:style-name="gr9" draw:text-style-name="P4" draw:layer="layout" svg:width="1.395cm" svg:height="1.817cm" svg:x="13.745cm" svg:y="15.311cm">
          <text:p text:style-name="P1"><text:span text:style-name="T2">5</text:span></text:p>
        </draw:rect>
        <draw:rect draw:style-name="gr10" draw:text-style-name="P4" draw:layer="layout" svg:width="1.395cm" svg:height="1.817cm" svg:x="15.146cm" svg:y="15.312cm">
          <text:p/>
        </draw:rect>
        <draw:rect draw:style-name="gr10" draw:text-style-name="P4" draw:layer="layout" svg:width="1.395cm" svg:height="1.817cm" svg:x="16.547cm" svg:y="15.313cm">
          <text:p/>
        </draw:rect>
        <draw:rect draw:style-name="gr10" draw:text-style-name="P4" draw:layer="layout" svg:width="1.395cm" svg:height="1.817cm" svg:x="17.948cm" svg:y="15.314cm">
          <text:p/>
        </draw:rect>
        <draw:rect draw:style-name="gr10" draw:text-style-name="P1" draw:layer="layout" svg:width="1.395cm" svg:height="1.817cm" svg:x="19.349cm" svg:y="15.315cm">
          <text:p/>
        </draw:rect>
        <draw:rect draw:style-name="gr10" draw:text-style-name="P1" draw:layer="layout" svg:width="1.395cm" svg:height="1.817cm" svg:x="20.75cm" svg:y="15.316cm">
          <text:p/>
        </draw:rect>
        <draw:rect draw:style-name="gr9" draw:text-style-name="P4" draw:layer="layout" svg:width="1.395cm" svg:height="1.817cm" svg:x="22.151cm" svg:y="15.317cm">
          <text:p text:style-name="P1"><text:span text:style-name="T2">3</text:span></text:p>
        </draw:rect>
        <draw:rect draw:style-name="gr9" draw:text-style-name="P4" draw:layer="layout" svg:width="1.395cm" svg:height="1.817cm" svg:x="20.751cm" svg:y="15.317cm">
          <text:p text:style-name="P1"><text:span text:style-name="T2">9</text:span></text:p>
        </draw:rect>
        <draw:frame draw:style-name="gr4" draw:text-style-name="P2" draw:layer="layout" svg:width="1.768cm" svg:height="0.962cm" svg:x="10.877cm" svg:y="14.471cm">
          <draw:text-box>
            <text:p><text:span text:style-name="T1">Index</text:span></text:p>
          </draw:text-box>
        </draw:frame>
        <draw:frame draw:style-name="gr4" draw:text-style-name="P2" draw:layer="layout" svg:width="0.719cm" svg:height="0.962cm" svg:x="12.577cm" svg:y="14.471cm">
          <draw:text-box>
            <text:p><text:span text:style-name="T1">0</text:span></text:p>
          </draw:text-box>
        </draw:frame>
        <draw:frame draw:style-name="gr4" draw:text-style-name="P2" draw:layer="layout" svg:width="0.719cm" svg:height="0.962cm" svg:x="13.978cm" svg:y="14.471cm">
          <draw:text-box>
            <text:p><text:span text:style-name="T1">1</text:span></text:p>
          </draw:text-box>
        </draw:frame>
        <draw:frame draw:style-name="gr4" draw:text-style-name="P2" draw:layer="layout" svg:width="0.719cm" svg:height="0.962cm" svg:x="15.379cm" svg:y="14.471cm">
          <draw:text-box>
            <text:p><text:span text:style-name="T1">2</text:span></text:p>
          </draw:text-box>
        </draw:frame>
        <draw:frame draw:style-name="gr4" draw:text-style-name="P2" draw:layer="layout" svg:width="0.719cm" svg:height="0.962cm" svg:x="16.879cm" svg:y="14.471cm">
          <draw:text-box>
            <text:p><text:span text:style-name="T1">3</text:span></text:p>
          </draw:text-box>
        </draw:frame>
        <draw:frame draw:style-name="gr4" draw:text-style-name="P2" draw:layer="layout" svg:width="0.719cm" svg:height="0.962cm" svg:x="18.28cm" svg:y="14.471cm">
          <draw:text-box>
            <text:p><text:span text:style-name="T1">4</text:span></text:p>
          </draw:text-box>
        </draw:frame>
        <draw:frame draw:style-name="gr4" draw:text-style-name="P2" draw:layer="layout" svg:width="0.719cm" svg:height="0.962cm" svg:x="19.681cm" svg:y="14.471cm">
          <draw:text-box>
            <text:p><text:span text:style-name="T1">5</text:span></text:p>
          </draw:text-box>
        </draw:frame>
        <draw:frame draw:style-name="gr4" draw:text-style-name="P2" draw:layer="layout" svg:width="0.719cm" svg:height="0.962cm" svg:x="21.082cm" svg:y="14.471cm">
          <draw:text-box>
            <text:p><text:span text:style-name="T1">6</text:span></text:p>
          </draw:text-box>
        </draw:frame>
        <draw:frame draw:style-name="gr4" draw:text-style-name="P2" draw:layer="layout" svg:width="0.719cm" svg:height="0.962cm" svg:x="22.383cm" svg:y="14.471cm">
          <draw:text-box>
            <text:p><text:span text:style-name="T1">7</text:span></text:p>
          </draw:text-box>
        </draw:frame>
        <draw:line draw:style-name="gr7" draw:text-style-name="P1" draw:layer="layout" svg:x1="21.573cm" svg:y1="18.048cm" svg:x2="21.573cm" svg:y2="17.175cm">
          <text:p/>
        </draw:line>
        <draw:line draw:style-name="gr7" draw:text-style-name="P1" draw:layer="layout" svg:x1="14.573cm" svg:y1="18.062cm" svg:x2="14.573cm" svg:y2="17.189cm">
          <text:p/>
        </draw:line>
        <draw:frame draw:style-name="gr11" draw:text-style-name="P2" draw:layer="layout" svg:width="1.298cm" svg:height="0.806cm" svg:x="20.916cm" svg:y="18.039cm">
          <draw:text-box>
            <text:p><text:span text:style-name="T1">Tail</text:span></text:p>
          </draw:text-box>
        </draw:frame>
        <draw:frame draw:style-name="gr12" draw:text-style-name="P2" draw:layer="layout" svg:width="1.683cm" svg:height="0.806cm" svg:x="13.716cm" svg:y="18.039cm">
          <draw:text-box>
            <text:p><text:span text:style-name="T1">Head</text:span></text:p>
          </draw:text-box>
        </draw:frame>
        <draw:frame draw:style-name="gr5" draw:text-style-name="P3" draw:layer="layout" svg:width="0.853cm" svg:height="1.305cm" svg:x="1.842cm" svg:y="12.455cm">
          <draw:text-box>
            <text:p><text:span text:style-name="T2">9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eller_20_linje" style:display-name="Objekt utan fyllning eller linj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han Holmgren</meta:initial-creator>
    <meta:creation-date>2018-09-12T16:44:43</meta:creation-date>
    <dc:date>2018-09-12T17:38:17</dc:date>
    <dc:creator>Johan Holmgren</dc:creator>
    <meta:editing-duration>PT50M28S</meta:editing-duration>
    <meta:editing-cycles>6</meta:editing-cycles>
    <meta:generator>OpenOffice/4.1.1$Unix OpenOffice.org_project/411m6$Build-9775</meta:generator>
    <meta:document-statistic meta:object-count="48"/>
  </office:meta>
</office:document-meta>
</file>